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2" svg:width="166.74mm" svg:height="107.84mm" svg:x="23.11mm" svg:y="85.27mm">
            <loext:p draw:notify-on-update-of-ranges="Foglio1.B11:Foglio1.B13 Foglio1.C10:Foglio1.C10 Foglio1.C11:Foglio1.C13" text:style-name="P1">
              <text:s/>
            </loext:p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159.99mm" svg:height="89.99mm" svg:x="289.96mm" svg:y="103.26mm">
            <loext:p draw:notify-on-update-of-ranges="Foglio1.F11:Foglio1.F13 Foglio1.G10:Foglio1.G10 Foglio1.G11:Foglio1.G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FATTO SU 300K elementi di triple (non triple intere)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sert</text:p>
          </table:table-cell>
          <table:table-cell table:number-columns-repeated="3"/>
          <table:table-cell office:value-type="string" calcext:value-type="string">
            <text:p>retrie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(ms)</text:p>
          </table:table-cell>
          <table:table-cell table:number-columns-repeated="3"/>
          <table:table-cell office:value-type="string" calcext:value-type="string">
            <text:p>time(ms)</text:p>
          </table:table-cell>
        </table:table-row>
        <table:table-row table:style-name="ro1">
          <table:table-cell/>
          <table:table-cell office:value-type="string" calcext:value-type="string">
            <text:p>unorderd_map</text:p>
          </table:table-cell>
          <table:table-cell office:value-type="float" office:value="157.48" calcext:value-type="float">
            <text:p>157,48</text:p>
          </table:table-cell>
          <table:table-cell table:number-columns-repeated="2"/>
          <table:table-cell office:value-type="string" calcext:value-type="string">
            <text:p>unorderd_map</text:p>
          </table:table-cell>
          <table:table-cell office:value-type="float" office:value="86.91" calcext:value-type="float">
            <text:p>86,91</text:p>
          </table:table-cell>
        </table:table-row>
        <table:table-row table:style-name="ro1">
          <table:table-cell/>
          <table:table-cell office:value-type="string" calcext:value-type="string">
            <text:p>dense_hash_map</text:p>
          </table:table-cell>
          <table:table-cell office:value-type="float" office:value="192.63" calcext:value-type="float">
            <text:p>192,63</text:p>
          </table:table-cell>
          <table:table-cell table:number-columns-repeated="2"/>
          <table:table-cell office:value-type="string" calcext:value-type="string">
            <text:p>dense_hash_map</text:p>
          </table:table-cell>
          <table:table-cell office:value-type="float" office:value="52.14" calcext:value-type="float">
            <text:p>52,14</text:p>
          </table:table-cell>
        </table:table-row>
        <table:table-row table:style-name="ro1">
          <table:table-cell/>
          <table:table-cell office:value-type="string" calcext:value-type="string">
            <text:p>sparse_hash_map</text:p>
          </table:table-cell>
          <table:table-cell office:value-type="float" office:value="357.28" calcext:value-type="float">
            <text:p>357,28</text:p>
          </table:table-cell>
          <table:table-cell table:number-columns-repeated="2"/>
          <table:table-cell office:value-type="string" calcext:value-type="string">
            <text:p>sparse_hash_map</text:p>
          </table:table-cell>
          <table:table-cell office:value-type="float" office:value="116.32" calcext:value-type="float">
            <text:p>116,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 style:data-style-name="N2" text:time-value="15:47:11.47767784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9:35:16.942253994</meta:creation-date>
    <dc:date>2016-11-12T16:48:51.898861082</dc:date>
    <meta:editing-duration>PT38M27S</meta:editing-duration>
    <meta:editing-cycles>2</meta:editing-cycles>
    <meta:generator>LibreOffice/5.1.4.2$Linux_X86_64 LibreOffice_project/10m0$Build-2</meta:generator>
    <meta:document-statistic meta:table-count="1" meta:cell-count="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75cm" svg:height="10.785cm" xlink:href=".." xlink:type="simple" chart:class="chart:bar" chart:style-name="ch1">
        <chart:title svg:x="6.137cm" svg:y="0.351cm" chart:style-name="ch2">
          <text:p>Hash map insert time</text:p>
        </chart:title>
        <chart:legend chart:legend-position="end" svg:x="14.571cm" svg:y="5.093cm" style:legend-expansion="high" chart:style-name="ch3"/>
        <chart:plot-area chart:style-name="ch4" table:cell-range-address="Foglio1.B10:Foglio1.C13" chart:data-source-has-labels="both" svg:x="1.344cm" svg:y="1.345cm" svg:width="12.894cm" svg:height="8.244cm">
          <chartooo:coordinate-region svg:x="2.151cm" svg:y="1.544cm" svg:width="12.087cm" svg:height="7.398cm"/>
          <chart:axis chart:dimension="x" chart:name="primary-x" chart:style-name="ch5" chartooo:axis-type="auto">
            <chartooo:date-scale/>
            <chart:title svg:x="7.019cm" svg:y="9.804cm" chart:style-name="ch6">
              <text:p>hash map</text:p>
            </chart:title>
            <chart:categories table:cell-range-address="Foglio1.B11:Foglio1.B13"/>
          </chart:axis>
          <chart:axis chart:dimension="y" chart:name="primary-y" chart:style-name="ch7">
            <chart:title svg:x="0.451cm" svg:y="6.146cm" chart:style-name="ch8">
              <text:p>time(ms)</text:p>
            </chart:title>
            <chart:grid chart:style-name="ch9" chart:class="major"/>
          </chart:axis>
          <chart:series chart:style-name="ch10" chart:values-cell-range-address="Foglio1.C11:Foglio1.C13" chart:label-cell-address="Foglio1.C10:Foglio1.C1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s)</text:p>
                <draw:g>
                  <svg:desc>Foglio1.C10:Foglio1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orderd_map</text:p>
                <draw:g>
                  <svg:desc>Foglio1.B11:Foglio1.B13</svg:desc>
                </draw:g>
              </table:table-cell>
              <table:table-cell office:value-type="float" office:value="157.48">
                <text:p>157.48</text:p>
                <draw:g>
                  <svg:desc>Foglio1.C11:Foglio1.C13</svg:desc>
                </draw:g>
              </table:table-cell>
            </table:table-row>
            <table:table-row>
              <table:table-cell office:value-type="string">
                <text:p>dense_hash_map</text:p>
              </table:table-cell>
              <table:table-cell office:value-type="float" office:value="192.63">
                <text:p>192.63</text:p>
              </table:table-cell>
            </table:table-row>
            <table:table-row>
              <table:table-cell office:value-type="string">
                <text:p>sparse_hash_map</text:p>
              </table:table-cell>
              <table:table-cell office:value-type="float" office:value="357.28">
                <text:p>357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38cm" svg:y="0.316cm" chart:style-name="ch2">
          <text:p>Hash map retrieval</text:p>
        </chart:title>
        <chart:legend chart:legend-position="end" svg:x="13.896cm" svg:y="4.201cm" style:legend-expansion="high" chart:style-name="ch3"/>
        <chart:plot-area chart:style-name="ch4" table:cell-range-address="Foglio1.F10:Foglio1.G13" chart:data-source-has-labels="both" svg:x="1.331cm" svg:y="1.275cm" svg:width="12.245cm" svg:height="6.564cm">
          <chartooo:coordinate-region svg:x="2.138cm" svg:y="1.474cm" svg:width="11.438cm" svg:height="5.718cm"/>
          <chart:axis chart:dimension="x" chart:name="primary-x" chart:style-name="ch5" chartooo:axis-type="auto">
            <chartooo:date-scale/>
            <chart:title svg:x="7.038cm" svg:y="8.072cm" chart:style-name="ch6">
              <text:p>hash map</text:p>
            </chart:title>
            <chart:categories table:cell-range-address="Foglio1.F11:Foglio1.F13"/>
          </chart:axis>
          <chart:axis chart:dimension="y" chart:name="primary-y" chart:style-name="ch7">
            <chart:title svg:x="0.451cm" svg:y="5.236cm" chart:style-name="ch8">
              <text:p>time(ms)</text:p>
            </chart:title>
            <chart:grid chart:style-name="ch9" chart:class="major"/>
          </chart:axis>
          <chart:series chart:style-name="ch10" chart:values-cell-range-address="Foglio1.G11:Foglio1.G13" chart:label-cell-address="Foglio1.G10:Foglio1.G1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s)</text:p>
                <draw:g>
                  <svg:desc>Foglio1.G10:Foglio1.G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orderd_map</text:p>
                <draw:g>
                  <svg:desc>Foglio1.F11:Foglio1.F13</svg:desc>
                </draw:g>
              </table:table-cell>
              <table:table-cell office:value-type="float" office:value="86.91">
                <text:p>86.91</text:p>
                <draw:g>
                  <svg:desc>Foglio1.G11:Foglio1.G13</svg:desc>
                </draw:g>
              </table:table-cell>
            </table:table-row>
            <table:table-row>
              <table:table-cell office:value-type="string">
                <text:p>dense_hash_map</text:p>
              </table:table-cell>
              <table:table-cell office:value-type="float" office:value="52.14">
                <text:p>52.14</text:p>
              </table:table-cell>
            </table:table-row>
            <table:table-row>
              <table:table-cell office:value-type="string">
                <text:p>sparse_hash_map</text:p>
              </table:table-cell>
              <table:table-cell office:value-type="float" office:value="116.32">
                <text:p>116.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